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ans" fo:font-size="11pt" style:font-size-asian="11pt" style:font-size-complex="11pt"/>
    </style:style>
    <style:style style:name="T1" style:family="text">
      <style:text-properties officeooo:rsid="000462e7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fo:margin-left="-3.88mm" fo:margin-right="-4.8mm" style:editable="false">
        <style:columns fo:column-count="2">
          <style:column style:rel-width="7788*" fo:start-indent="0mm" fo:end-indent="2.49mm"/>
          <style:column style:rel-width="7842*" fo:start-indent="2.49mm" fo:end-indent="0m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// Ej. 1</text:p>
        <text:p text:style-name="P3">select nombre, salario from empleado where salario &gt; 985 and comision &gt; 5;</text:p>
        <text:p text:style-name="P2">// Ej. 2</text:p>
        <text:p text:style-name="P3">select codemple, coddpto, nombre, salario, comision from empleado</text:p>
        <text:p text:style-name="P3">where (salario + comision) &gt; 1350 order by coddpto, nombre asc;</text:p>
        <text:p text:style-name="P3">//salario = salario * 165;</text:p>
        <text:p text:style-name="P2">// Ej. 3</text:p>
        <text:p text:style-name="P3">SELECT nombre, ape1, ape2, FLOOR ((SYSDATE - fechaingreso)/365) AS AñosAntiguedad</text:p>
        <text:p text:style-name="P3">FROM empleado</text:p>
        <text:p text:style-name="P3">ORDER BY AñosAntiguedad DESC;</text:p>
        <text:p text:style-name="P2">// Ej. 4</text:p>
        <text:p text:style-name="P3">SELECT nombre, ape1, ape2</text:p>
        <text:p text:style-name="P3">FROM empleado</text:p>
        <text:p text:style-name="P3">WHERE coddpto IN (SELECT coddpto</text:p>
        <text:p text:style-name="P3"><text:s text:c="16"/>FROM dpto</text:p>
        <text:p text:style-name="P3"><text:s text:c="16"/>WHERE presupuesto &gt; 50000 AND presupuesto &lt; 60000);</text:p>
        <text:p text:style-name="P2">// Ej. 5</text:p>
        <text:p text:style-name="P3">SELECT nombre, ape1, ape2</text:p>
        <text:p text:style-name="P3">FROM empleado</text:p>
        <text:p text:style-name="P3">WHERE salario &lt; (SELECT MIN (salario)</text:p>
        <text:p text:style-name="P3"><text:s text:c="16"/>FROM empleado</text:p>
        <text:p text:style-name="P3"><text:s text:c="16"/>WHERE coddpto IN 01)</text:p>
        <text:p text:style-name="P3">ORDER BY nombre;</text:p>
        <text:p text:style-name="P2">// Ej. 6</text:p>
        <text:p text:style-name="P3">select nombre from empleado where coddpto = ( select coddpto from dpto</text:p>
        <text:p text:style-name="P3">where codemplejefe = 1 );</text:p>
        <text:p text:style-name="P2">// Ej. 7</text:p>
        <text:p text:style-name="P3">select nombre from empleado where ape1 like 'P%' or ape1 like 'Q%' or ape1 like 'R%' or ape1 like 'S%';</text:p>
        <text:p text:style-name="P2">// Ej. 8</text:p>
        <text:p text:style-name="P3">select nombre from empleado where UPPER (localidad) in ( select upper (localidad) from centro );</text:p>
        <text:p text:style-name="P2">// Ej. 9</text:p>
        <text:p text:style-name="P3">select nombre, salario from empleado</text:p>
        <text:p text:style-name="P3">where (salario ) &gt; 0.60*( select max(salario) from empleado );</text:p>
        <text:p text:style-name="P2">// Ej. 10</text:p>
        <text:p text:style-name="P3">select nombre, ape1, ape2 from empleado</text:p>
        <text:p text:style-name="P3">where salario = ( select max(salario) from empleado );</text:p>
        <text:p text:style-name="P2">// Ej. 11</text:p>
        <text:p text:style-name="P3">SELECT DISTINCT(localidad), COUNT(codemple)</text:p>
        <text:p text:style-name="P3">FROM empleado</text:p>
        <text:p text:style-name="P3">GROUP BY localidad</text:p>
        <text:p text:style-name="P3">HAVING COUNT (*) &gt; 3;</text:p>
        <text:p text:style-name="P3"><text:span text:style-name="T2">// Ej. 12</text:span></text:p>
        <text:p text:style-name="P3">SELECT centro.*, dpto.denominacion</text:p>
        <text:p text:style-name="P3">FROM centro</text:p>
        <text:p text:style-name="P3">LEFT JOIN dpto ON centro.codcentro = dpto.codcentro;</text:p>
        <text:p text:style-name="P2">// Ej. 13</text:p>
        <text:p text:style-name="P3">select coddpto, denominacion from dpto where coddptodepende <text:span text:style-name="T1">is</text:span> null;</text:p>
        <text:p text:style-name="P2">// Ej. 14</text:p>
        <text:p text:style-name="P3">select coddpto, denominacion from dpto</text:p>
        <text:p text:style-name="P3">where ((select count(empleado) from empleado) =</text:p>
        <text:p text:style-name="P3">(select max(empleado) from empleado));</text:p>
        <text:p text:style-name="P2">// Ej. 15</text:p>
        <text:p text:style-name="P3">SELECT dpto.denominacion, empleado.nombre</text:p>
        <text:p text:style-name="P3">FROM dpto</text:p>
        <text:p text:style-name="P3">LEFT JOIN empleado ON empleado.coddpto = dpto.coddpto;</text:p>
        <text:p text:style-name="P2">// Ej. 16</text:p>
        <text:p text:style-name="P3">SELECT nombre,</text:p>
        <text:p text:style-name="P3"><text:s text:c="4"/>CASE</text:p>
        <text:p text:style-name="P3"><text:s text:c="6"/>WHEN comision IS NOT NULL THEN 'Tiene comisión'</text:p>
        <text:p text:style-name="P3"><text:s text:c="6"/>ELSE 'No tiene comisión'</text:p>
        <text:p text:style-name="P3"><text:s text:c="6"/>END AS InfoComision</text:p>
        <text:p text:style-name="P3">FROM empleado</text:p>
        <text:p text:style-name="P3">ORDER BY nombre;</text:p>
        <text:p text:style-name="P2">// Ej. 17</text:p>
        <text:p text:style-name="P3">SELECT DISTINCT (centro.localidad)</text:p>
        <text:p text:style-name="P3">FROM centro</text:p>
        <text:p text:style-name="P3">WHERE centro.localidad IN (SELECT localidad</text:p>
        <text:p text:style-name="P3"><text:s text:c="28"/>FROM empleado)</text:p>
        <text:p text:style-name="P3">ORDER BY centro.localidad;</text:p>
        <text:p text:style-name="P2">// Ej. 18</text:p>
        <text:p text:style-name="P3">select nombre, ape1, ape2 from empleado</text:p>
        <text:p text:style-name="P3">where codemple not in (select codemplejefe from dpto);</text:p>
        <text:p text:style-name="P2">// Ej. 19</text:p>
        <text:p text:style-name="P3">select nombre, fechaingreso, current_date if((current_date-fechaingreso) &lt; 6)</text:p>
        <text:p text:style-name="P3">as gratificacion = 100</text:p>
        <text:p text:style-name="P3">else if((current_date-fechaingreso) between 6 and 10)</text:p>
        <text:p text:style-name="P3">as gratificacion = 50*(current_date-fechaingreso))</text:p>
        <text:p text:style-name="P3">else if((current_date-fechaingreso) between 11 and 20)</text:p>
        <text:p text:style-name="P3">as gratificacion = 70*(current_date-fechaingreso))</text:p>
        <text:p text:style-name="P3">else if((current_date-fechaingreso) &gt; 21)</text:p>
        <text:p text:style-name="P3">as gratificacion = 100*(current_date-fechaingreso))from empleado;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1.38mm" fo:margin-bottom="10.51mm" fo:margin-left="14.99mm" fo:margin-right="14.99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0:24:47.406617689</meta:creation-date>
    <dc:date>2024-05-04T11:15:04.286339082</dc:date>
    <meta:editing-duration>PT18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1" meta:word-count="387" meta:character-count="2623" meta:non-whitespace-character-count="2203"/>
  </office:meta>
</office:document-meta>
</file>